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283cm" fo:min-width="8.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9cm" fo:min-width="4.27cm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845cm" fo:min-width="7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0.7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3cm" fo:min-width="0.725cm"/>
      <style:paragraph-properties style:writing-mode="lr-tb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723cm" fo:min-width="6.4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6cm" fo:min-width="4.27cm"/>
      <style:paragraph-properties style:writing-mode="lr-tb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16cm" fo:min-width="8.458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cm" svg:height="6.533cm" draw:transform="skewX (0.000349065850398866) rotate (0.000349065850398866) translate (12.252cm 0.185cm)">
          <draw:glue-point draw:id="4" svg:x="5cm" svg:y="2.153cm"/>
          <draw:glue-point draw:id="5" svg:x="4.992cm" svg:y="-2.158cm"/>
          <draw:glue-point draw:id="6" svg:x="5cm" svg:y="-1.441cm"/>
          <draw:glue-point draw:id="7" svg:x="5cm" svg:y="1.424cm"/>
          <draw:glue-point draw:id="8" svg:x="5cm" svg:y="-0.724cm"/>
          <draw:glue-point draw:id="9" svg:x="5cm" svg:y="0.72cm"/>
          <draw:glue-point draw:id="10" svg:x="-3.552cm" svg:y="4.975cm"/>
          <draw:glue-point draw:id="11" svg:x="-2.144cm" svg:y="4.999cm"/>
          <draw:glue-point draw:id="12" svg:x="-0.707cm" svg:y="4.999cm"/>
          <draw:glue-point draw:id="13" svg:x="0.717cm" svg:y="4.997cm"/>
          <draw:glue-point draw:id="14" svg:x="5cm" svg:y="-2.874cm"/>
          <draw:glue-point draw:id="15" svg:x="5cm" svg:y="-3.618cm"/>
          <draw:glue-point draw:id="16" svg:x="5cm" svg:y="-4.328cm"/>
          <draw:glue-point draw:id="17" svg:x="4.282cm" svg:y="-4.983cm"/>
          <draw:glue-point draw:id="18" svg:x="5cm" svg:y="2.856cm"/>
          <draw:glue-point draw:id="19" svg:x="5cm" svg:y="3.601cm"/>
          <draw:glue-point draw:id="20" svg:x="4.273cm" svg:y="4.996cm"/>
          <draw:glue-point draw:id="21" svg:x="5cm" svg:y="4.305cm"/>
          <draw:glue-point draw:id="22" svg:x="2.888cm" svg:y="4.997cm"/>
          <draw:glue-point draw:id="23" svg:x="3.565cm" svg:y="4.996cm"/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7cm" svg:height="1.829cm" svg:x="8.276cm" svg:y="3.634cm">
          <draw:text-box>
            <text:p text:style-name="P3"><text:span text:style-name="T2">IOb Native</text:span></text:p>
            <text:p text:style-name="P3"><text:span text:style-name="T2">Bus</text:span></text:p>
          </draw:text-box>
        </draw:frame>
        <draw:connector draw:style-name="gr3" draw:text-style-name="P5" draw:layer="layout" svg:x1="7.838cm" svg:y1="3.469cm" svg:x2="12.339cm" svg:y2="3.461cm" svg:d="M7838 3469h2251v-8h2250" svg:viewBox="0 0 4502 9">
          <text:p/>
        </draw:connector>
        <draw:custom-shape draw:style-name="gr4" draw:text-style-name="P6" draw:layer="layout" svg:width="7.7cm" svg:height="5.095cm" svg:x="0.217cm" svg:y="0.97cm">
          <draw:glue-point draw:id="4" svg:x="2.175cm" svg:y="5.001cm"/>
          <text:p text:style-name="P1"><text:span text:style-name="T1">Drive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1.277cm" svg:height="1.051cm" svg:x="13.243cm" svg:y="7.021cm">
          <draw:text-box>
            <text:p text:style-name="P7">clk</text:p>
          </draw:text-box>
        </draw:frame>
        <draw:frame draw:style-name="gr6" draw:text-style-name="P8" draw:layer="layout" svg:width="1.225cm" svg:height="1.053cm" svg:x="19.468cm" svg:y="7.027cm">
          <draw:text-box>
            <text:p text:style-name="P7">rst</text:p>
          </draw:text-box>
        </draw:frame>
        <draw:connector draw:style-name="gr7" draw:text-style-name="P5" draw:layer="layout" svg:x1="19.382cm" svg:y1="6.689cm" svg:x2="19.405cm" svg:y2="8.04cm" svg:d="M19382 6689v677h23v674" svg:viewBox="0 0 24 1352">
          <text:p/>
        </draw:connector>
        <draw:custom-shape draw:style-name="gr8" draw:text-style-name="P6" draw:layer="layout" svg:width="6.977cm" svg:height="4.973cm" svg:x="25.81cm" svg:y="0.97cm">
          <draw:glue-point draw:id="4" svg:x="2.175cm" svg:y="5.001cm"/>
          <text:p text:style-name="P1"><text:span text:style-name="T1">Memory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4.77cm" svg:height="2.606cm" svg:x="21.978cm" svg:y="3.608cm">
          <draw:text-box>
            <text:p text:style-name="P3"><text:span text:style-name="T2">AXI4 or </text:span></text:p>
            <text:p text:style-name="P3"><text:span text:style-name="T2">IOb Native</text:span></text:p>
            <text:p text:style-name="P3"><text:span text:style-name="T2">Bus</text:span></text:p>
          </draw:text-box>
        </draw:frame>
        <draw:connector draw:style-name="gr3" draw:text-style-name="P5" draw:layer="layout" svg:x1="21.44cm" svg:y1="3.444cm" svg:x2="25.841cm" svg:y2="3.436cm" svg:d="M21440 3444h2201v-8h2200" svg:viewBox="0 0 4402 9">
          <text:p/>
        </draw:connector>
        <draw:connector draw:style-name="gr7" draw:text-style-name="P5" draw:layer="layout" svg:x1="14.471cm" svg:y1="6.716cm" svg:x2="14.494cm" svg:y2="8.068cm" svg:d="M14471 6716v676h23v676" svg:viewBox="0 0 24 1353">
          <text:p/>
        </draw:connector>
        <draw:custom-shape draw:style-name="gr10" draw:text-style-name="P6" draw:layer="layout" svg:width="8.958cm" svg:height="2.766cm" svg:x="12.541cm" svg:y="8.016cm">
          <draw:glue-point draw:id="4" svg:x="2.175cm" svg:y="5.001cm"/>
          <text:p text:style-name="P1"><text:span text:style-name="T1">Clock and Reset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9T17:27:12.558650166</meta:creation-date>
    <dc:date>2022-06-05T20:24:00.884000000</dc:date>
    <meta:editing-duration>PT17H5M49S</meta:editing-duration>
    <meta:editing-cycles>56</meta:editing-cycles>
    <meta:generator>LibreOffice/7.2.4.1$Windows_X86_64 LibreOffice_project/27d75539669ac387bb498e35313b970b7fe9c4f9</meta:generator>
    <meta:document-statistic meta:object-count="12"/>
  </office:meta>
</office:document-meta>
</file>